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svg:stroke-width="0.081cm" draw:marker-start-width="0.321cm" draw:marker-end-width="0.321cm" draw:fill="none" draw:textarea-horizontal-align="justify" draw:textarea-vertical-align="middle" draw:auto-grow-height="false" fo:min-height="1.476cm" fo:min-width="14.82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56cm" fo:min-width="7.00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736cm" fo:min-width="7.086cm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subtitle">
      <style:graphic-properties draw:fill-color="#ffffff" fo:min-height="10.41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Liberation Mono1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.5cm" fo:margin-bottom="0cm" fo:line-height="100%" fo:text-align="center" fo:text-indent="0cm"/>
    </style:style>
    <style:style style:name="P11" style:family="paragraph">
      <style:paragraph-properties fo:text-align="center" style:writing-mode="lr-tb"/>
      <style:text-properties fo:color="#0000ff"/>
    </style:style>
    <style:style style:name="P12" style:family="paragraph">
      <loext:graphic-properties draw:fill="none"/>
      <style:paragraph-properties fo:text-align="center" style:writing-mode="lr-tb"/>
      <style:text-properties fo:color="#0000ff"/>
    </style:style>
    <style:style style:name="T1" style:family="text">
      <style:text-properties fo:font-size="32pt"/>
    </style:style>
    <style:style style:name="T2" style:family="text">
      <style:text-properties style:font-name="Liberation Mono1"/>
    </style:style>
    <style:style style:name="T3" style:family="text">
      <style:text-properties fo:color="#0000ff" style:font-name="Liberation Mono1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ff" style:font-name="Liberation Mono1" fo:font-size="32pt" style:font-size-asian="32pt" style:font-size-complex="32pt"/>
    </style:style>
    <style:style style:name="T6" style:family="text">
      <style:text-properties fo:color="#0000ff" fo:font-size="28pt" style:font-size-asian="28pt" style:font-size-complex="28pt"/>
    </style:style>
    <style:style style:name="T7" style:family="text">
      <style:text-properties fo:color="#008000" fo:font-size="28pt" style:font-size-asian="28pt" style:font-size-complex="28pt"/>
    </style:style>
    <style:style style:name="T8" style:family="text">
      <style:text-properties fo:color="#a52a2a" fo:font-size="28pt" style:font-size-asian="28pt" style:font-size-complex="28pt"/>
    </style:style>
    <style:style style:name="T9" style:family="text">
      <style:text-properties fo:color="#0000ff"/>
    </style:style>
    <style:style style:name="T10" style:family="text">
      <style:text-properties fo:color="#0000ff" style:font-name="Liberation Mono1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0.418cm" svg:x="1.001cm" svg:y="3.782cm" presentation:class="subtitle" presentation:user-transformed="true">
          <draw:text-box>
            <text:p><text:span text:style-name="T1">$hell variab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echo</text:span>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p text:style-name="P3">Print strings to screen</text:p>
            <text:p text:style-name="P3"><text:span text:style-name="T3">echo hello, world</text:span></text:p>
            <text:p text:style-name="P3"/>
            <text:p text:style-name="P3">Print values of variables</text:p>
            <text:p text:style-name="P3"><text:span text:style-name="T3">echo $HOME</text:span></text:p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7" draw:layer="layout" svg:width="25.199cm" svg:height="2.629cm" svg:x="1.4cm" svg:y="0.628cm" presentation:class="title">
          <draw:text-box>
            <text:p text:style-name="P3"><text:span text:style-name="T4">Frequently used shell variables</text:span>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$USERNAME</text:span></text:p>
              </text:list-item>
              <text:list-item>
                <text:p><text:span text:style-name="T2">$HOME</text:span></text:p>
              </text:list-item>
              <text:list-item>
                <text:p><text:span text:style-name="T2">$HOSTNAME</text:span></text:p>
              </text:list-item>
              <text:list-item>
                <text:p><text:span text:style-name="T2">$PWD</text:span></text:p>
              </text:list-item>
              <text:list-item>
                <text:p><text:span text:style-name="T2">$PATH</text:span></text:p>
                <text:p><text:span text:style-name="T3"/></text:p>
              </text:list-item>
            </text:list>
          </draw:text-box>
        </draw:frame>
        <draw:custom-shape draw:style-name="gr2" draw:text-style-name="P10" draw:layer="layout" svg:width="15.6cm" svg:height="2cm" svg:x="6cm" svg:y="12.4cm">
          <text:list text:style-name="L2">
            <text:list-header>
              <text:p text:style-name="P9"><text:span text:style-name="T5">printenv, env, s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7" draw:layer="layout" svg:width="25.199cm" svg:height="2.629cm" svg:x="1.4cm" svg:y="0.628cm" presentation:class="title">
          <draw:text-box>
            <text:p text:style-name="P3">Special shell variable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$0</text:span> : name of the shell</text:p>
                <text:p><text:span text:style-name="T3">$$</text:span> : process ID of the shell</text:p>
                <text:p><text:span text:style-name="T3">$?</text:span> : return code of previously run program</text:p>
                <text:p><text:span text:style-name="T3">$-</text:span> : flags set in the bash shell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8" draw:layer="layout" svg:width="25.199cm" svg:height="2.629cm" svg:x="1.4cm" svg:y="0.628cm" presentation:class="title">
          <draw:text-box>
            <text:p text:style-name="P3">Process control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Use of <text:span text:style-name="T3">&amp;</text:span> to run a job in the background</text:p>
              </text:list-item>
              <text:list-item>
                <text:p><text:span text:style-name="T3">fg </text:span></text:p>
              </text:list-item>
              <text:list-item>
                <text:p><text:span text:style-name="T3">coproc</text:span></text:p>
              </text:list-item>
              <text:list-item>
                <text:p><text:span text:style-name="T3">jobs</text:span></text:p>
              </text:list-item>
              <text:list-item>
                <text:p><text:span text:style-name="T3">top</text:span></text:p>
              </text:list-item>
              <text:list-item>
                <text:p><text:span text:style-name="T3">kill</text:span> </text:p>
              </text:list-item>
            </text:list>
          </draw:text-box>
        </draw:frame>
        <draw:custom-shape draw:style-name="gr3" draw:text-style-name="P12" draw:layer="layout" svg:width="7.8cm" svg:height="2.2cm" svg:x="9.601cm" svg:y="13.001cm">
          <text:p text:style-name="P11"><text:span text:style-name="T6">echo $$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7" draw:layer="layout" svg:width="25.199cm" svg:height="2.629cm" svg:x="1.4cm" svg:y="0.628cm" presentation:class="title">
          <draw:text-box>
            <text:p text:style-name="P3">Program exit code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7">0 : success</text:span></text:p>
                <text:p><text:span text:style-name="T8">1 : failure</text:span></text:p>
                <text:p><text:span text:style-name="T8">2 : misuse</text:span></text:p>
                <text:p><text:span text:style-name="T8">126 : command cannot be executed</text:span></text:p>
                <text:p><text:span text:style-name="T8">127 : command not found</text:span></text:p>
                <text:p><text:span text:style-name="T8">130 : processes killed using control+C</text:span></text:p>
                <text:p><text:span text:style-name="T8">137 : processes killed using kill -9 &lt;pid&gt;</text:span></text:p>
              </text:list-header>
            </text:list>
          </draw:text-box>
        </draw:frame>
        <draw:custom-shape draw:style-name="gr4" draw:text-style-name="P12" draw:layer="layout" svg:width="7.8cm" svg:height="2.2cm" svg:x="9.6cm" svg:y="13cm">
          <text:p text:style-name="P11"><text:span text:style-name="T6">echo $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8" draw:layer="layout" svg:width="25.199cm" svg:height="2.629cm" svg:x="1.4cm" svg:y="0.628cm" presentation:class="title">
          <draw:text-box>
            <text:p text:style-name="P3">Flags set in bash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h</text:span> : locate and hash commands</text:p>
              </text:list-item>
              <text:list-item>
                <text:p><text:span text:style-name="T3">B</text:span> : brace expansion enabled</text:p>
              </text:list-item>
              <text:list-item>
                <text:p><text:span text:style-name="T9">i</text:span> : interactive mode</text:p>
              </text:list-item>
              <text:list-item>
                <text:p><text:span text:style-name="T3">m</text:span> : job control enabled</text:p>
              </text:list-item>
              <text:list-item>
                <text:p><text:span text:style-name="T3">H</text:span> : ! style history substitution enabled</text:p>
              </text:list-item>
              <text:list-item>
                <text:p><text:span text:style-name="T3">s</text:span> : commands are read from stdin</text:p>
              </text:list-item>
              <text:list-item>
                <text:p><text:span text:style-name="T10">c</text:span> : commands are read from arguments</text:p>
              </text:list-item>
            </text:list>
          </draw:text-box>
        </draw:frame>
        <draw:custom-shape draw:style-name="gr3" draw:text-style-name="P12" draw:layer="layout" svg:width="7.8cm" svg:height="2.2cm" svg:x="9.601cm" svg:y="13.001cm">
          <text:p text:style-name="P11"><text:span text:style-name="T6">echo $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09:28.725917284</meta:creation-date>
    <dc:date>2021-12-02T16:41:39.638736226</dc:date>
    <meta:editing-duration>PT1H49M16S</meta:editing-duration>
    <meta:editing-cycles>40</meta:editing-cycles>
    <meta:generator>LibreOffice/6.4.7.2$Linux_X86_64 LibreOffice_project/40$Build-2</meta:generator>
    <meta:document-statistic meta:object-count="52"/>
  </office:meta>
</office:document-meta>
</file>